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85" officeooo:paragraph-rsid="0010af85"/>
    </style:style>
    <style:style style:name="P2" style:family="paragraph" style:parent-style-name="Standard">
      <style:text-properties officeooo:rsid="0010af85" officeooo:paragraph-rsid="0010af85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27069" officeooo:paragraph-rsid="00127069"/>
    </style:style>
    <style:style style:name="T1" style:family="text">
      <style:text-properties officeooo:rsid="00127069"/>
    </style:style>
    <style:style style:name="T2" style:family="text">
      <style:text-properties officeooo:rsid="00145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no. 1</text:p>
      <text:p text:style-name="P1">Realiza un algori<text:span text:style-name="T1">tm</text:span>o de<text:span text:style-name="T1">l perímetro de un cuadrado</text:span></text:p>
      <text:p text:style-name="P1"/>
      <text:p text:style-name="P3">1. Inicio</text:p>
      <text:p text:style-name="P3">2. Declarar (lado, perímetro_cuadrado): números reales</text:p>
      <text:p text:style-name="P3">3. Ingresar el valor del cuadrado (lado)</text:p>
      <text:p text:style-name="P3">4. Perímetro_cuadrado = (lado <text:span text:style-name="T2">+</text:span> lado <text:span text:style-name="T2">+</text:span> lado <text:span text:style-name="T2">+</text:span> lado)</text:p>
      <text:p text:style-name="P3">5. Mostrar (perímetro_cuadrado)</text:p>
      <text:p text:style-name="P3">6. 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9:30:27.408000000</meta:creation-date>
    <dc:date>2022-03-10T10:12:49.581000000</dc:date>
    <meta:editing-duration>PT7M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8" meta:word-count="41" meta:character-count="255" meta:non-whitespace-character-count="222"/>
  </office:meta>
</office:document-meta>
</file>